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socket.h&gt;</text:p>
      <text:p text:style-name="Standard">#include &lt;netinet/in.h&gt;</text:p>
      <text:p text:style-name="Standard">#include &lt;pthread.h&gt;</text:p>
      <text:p text:style-name="Standard"/>
      <text:p text:style-name="Standard">#define PORT 8000</text:p>
      <text:p text:style-name="Standard"/>
      <text:p text:style-name="Standard">struct recv {</text:p>
      <text:p text:style-name="Standard"><text:tab/>int num;</text:p>
      <text:p text:style-name="Standard"><text:tab/>int client_fd;</text:p>
      <text:p text:style-name="Standard"><text:tab/>int* code;</text:p>
      <text:p text:style-name="Standard"><text:tab/>int* busy;</text:p>
      <text:p text:style-name="Standard">};</text:p>
      <text:p text:style-name="Standard"/>
      <text:p text:style-name="Standard">void* serverRecv(void* recvData) {</text:p>
      <text:p text:style-name="Standard"><text:tab/>struct recv data = *((struct recv*) recvData);</text:p>
      <text:p text:style-name="Standard"><text:tab/></text:p>
      <text:p text:style-name="Standard"><text:tab/>while(1) {</text:p>
      <text:p text:style-name="Standard"><text:tab/><text:tab/>if(recv(data.client_fd, data.code, sizeof(int), 0) &lt; 0) {</text:p>
      <text:p text:style-name="Standard"><text:tab/><text:tab/><text:tab/>printf("Chopstick %d lost\n", data.num + 1);</text:p>
      <text:p text:style-name="Standard"><text:tab/><text:tab/><text:tab/>exit(1);</text:p>
      <text:p text:style-name="Standard"><text:tab/><text:tab/>}</text:p>
      <text:p text:style-name="Standard"><text:tab/><text:tab/></text:p>
      <text:p text:style-name="Standard"><text:tab/><text:tab/>if(*(data.code) == 0) {</text:p>
      <text:p text:style-name="Standard"><text:tab/><text:tab/><text:tab/>// Chopstick sends status to philosopher</text:p>
      <text:p text:style-name="Standard"><text:tab/><text:tab/><text:tab/></text:p>
      <text:p text:style-name="Standard"><text:tab/><text:tab/><text:tab/>if(send(data.client_fd, data.busy, sizeof(int), 0) &lt; 0) {</text:p>
      <text:p text:style-name="Standard"><text:tab/><text:tab/><text:tab/><text:tab/>printf("Chopstick %d lost\n", data.num + 1);</text:p>
      <text:p text:style-name="Standard"><text:tab/><text:tab/><text:tab/><text:tab/>exit(1);</text:p>
      <text:p text:style-name="Standard"><text:tab/><text:tab/><text:tab/>}</text:p>
      <text:p text:style-name="Standard"><text:tab/><text:tab/>} else if (*(data.code) == 1) {</text:p>
      <text:p text:style-name="Standard"><text:tab/><text:tab/><text:tab/>if(*(data.busy) != 1) {</text:p>
      <text:p text:style-name="Standard"><text:tab/><text:tab/><text:tab/><text:tab/>// Philosopher makes chopstick busy</text:p>
      <text:p text:style-name="Standard"><text:tab/><text:tab/><text:tab/><text:tab/></text:p>
      <text:p text:style-name="Standard"><text:tab/><text:tab/><text:tab/><text:tab/>*(data.busy) = 1;</text:p>
      <text:p text:style-name="Standard"><text:tab/><text:tab/><text:tab/><text:tab/>*(data.code) = 1;</text:p>
      <text:p text:style-name="Standard"><text:tab/><text:tab/><text:tab/>} else {</text:p>
      <text:p text:style-name="Standard"><text:tab/><text:tab/><text:tab/><text:tab/>// Chopstick already busy</text:p>
      <text:p text:style-name="Standard"><text:tab/><text:tab/><text:tab/><text:tab/></text:p>
      <text:p text:style-name="Standard"><text:tab/><text:tab/><text:tab/><text:tab/>*(data.code) = 3;</text:p>
      <text:p text:style-name="Standard"><text:tab/><text:tab/><text:tab/>}</text:p>
      <text:p text:style-name="Standard"><text:tab/><text:tab/><text:tab/></text:p>
      <text:p text:style-name="Standard"><text:tab/><text:tab/><text:tab/>if(send(data.client_fd, data.code, sizeof(int), 0) &lt; 0) {</text:p>
      <text:p text:style-name="Standard"><text:tab/><text:tab/><text:tab/><text:tab/>printf("Chopstick %d lost\n", data.num + 1);</text:p>
      <text:p text:style-name="Standard"><text:tab/><text:tab/><text:tab/><text:tab/>exit(1);</text:p>
      <text:p text:style-name="Standard"><text:tab/><text:tab/><text:tab/>}</text:p>
      <text:p text:style-name="Standard"><text:tab/><text:tab/>} else if (*(data.code) == 2) {</text:p>
      <text:p text:style-name="Standard"><text:tab/><text:tab/><text:tab/>// Philosopher makes chopstick free</text:p>
      <text:p text:style-name="Standard"><text:soft-page-break/><text:tab/><text:tab/><text:tab/></text:p>
      <text:p text:style-name="Standard"><text:tab/><text:tab/><text:tab/>*(data.busy) = 0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server(int num) {</text:p>
      <text:p text:style-name="Standard"><text:tab/>int server_fd, client_fd1, client_fd2;</text:p>
      <text:p text:style-name="Standard"><text:tab/>struct sockaddr_in address;</text:p>
      <text:p text:style-name="Standard"><text:tab/>int addrlen = sizeof(address);</text:p>
      <text:p text:style-name="Standard"><text:tab/>int code, busy = 0;</text:p>
      <text:p text:style-name="Standard"><text:tab/></text:p>
      <text:p text:style-name="Standard"><text:tab/>if((server_fd = socket(AF_INET, SOCK_STREAM, 0)) &lt; 0) {</text:p>
      <text:p text:style-name="Standard"><text:tab/><text:tab/>printf("Chopstick %d lost\n", num + 1);</text:p>
      <text:p text:style-name="Standard"><text:tab/><text:tab/>exit(1);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</text:p>
      <text:p text:style-name="Standard"><text:tab/>address.sin_port = htons(PORT + num);</text:p>
      <text:p text:style-name="Standard"><text:tab/></text:p>
      <text:p text:style-name="Standard"><text:tab/>if(bind(server_fd, (struct sockaddr*) &amp;address, addrlen) &lt; 0) {</text:p>
      <text:p text:style-name="Standard"><text:tab/><text:tab/>printf("Chopstick %d lost\n", num + 1);</text:p>
      <text:p text:style-name="Standard"><text:tab/><text:tab/>exit(1);</text:p>
      <text:p text:style-name="Standard"><text:tab/>}</text:p>
      <text:p text:style-name="Standard"><text:tab/></text:p>
      <text:p text:style-name="Standard"><text:tab/>if(listen(server_fd, 2) &lt; 0) {</text:p>
      <text:p text:style-name="Standard"><text:tab/><text:tab/>printf("Chopstick %d lost\n", num + 1);</text:p>
      <text:p text:style-name="Standard"><text:tab/><text:tab/>exit(1);</text:p>
      <text:p text:style-name="Standard"><text:tab/>}</text:p>
      <text:p text:style-name="Standard"><text:tab/></text:p>
      <text:p text:style-name="Standard"><text:tab/>if((client_fd1 = accept(server_fd, (struct sockaddr*) &amp;address, (socklen_t*) &amp;addrlen)) &lt; 0) {</text:p>
      <text:p text:style-name="Standard"><text:tab/><text:tab/>printf("Chopstick %d lost\n", num + 1);</text:p>
      <text:p text:style-name="Standard"><text:tab/><text:tab/>exit(1);</text:p>
      <text:p text:style-name="Standard"><text:tab/>}</text:p>
      <text:p text:style-name="Standard"><text:tab/></text:p>
      <text:p text:style-name="Standard"><text:tab/>if((client_fd2 = accept(server_fd, (struct sockaddr*) &amp;address, (socklen_t*) &amp;addrlen)) &lt; 0) {</text:p>
      <text:p text:style-name="Standard"><text:tab/><text:tab/>printf("Chopstick %d lost\n", num + 1);</text:p>
      <text:p text:style-name="Standard"><text:tab/><text:tab/>exit(1);</text:p>
      <text:p text:style-name="Standard"><text:tab/>}</text:p>
      <text:p text:style-name="Standard"><text:tab/></text:p>
      <text:p text:style-name="Standard"><text:tab/>// Two parallel threads to receive request from two philosophers</text:p>
      <text:p text:style-name="Standard"><text:tab/></text:p>
      <text:p text:style-name="Standard"><text:tab/>pthread_t tid1, tid2;</text:p>
      <text:p text:style-name="Standard"><text:tab/>struct recv data1, data2;</text:p>
      <text:p text:style-name="Standard"><text:tab/></text:p>
      <text:p text:style-name="Standard"><text:tab/>data1.num = num;</text:p>
      <text:p text:style-name="Standard"><text:tab/>data2.num = num;</text:p>
      <text:p text:style-name="Standard"><text:tab/></text:p>
      <text:p text:style-name="Standard"><text:tab/>data1.client_fd = client_fd1;</text:p>
      <text:p text:style-name="Standard"><text:soft-page-break/><text:tab/>data2.client_fd = client_fd2;</text:p>
      <text:p text:style-name="Standard"><text:tab/></text:p>
      <text:p text:style-name="Standard"><text:tab/>data1.code = &amp;code;</text:p>
      <text:p text:style-name="Standard"><text:tab/>data2.code = &amp;code;</text:p>
      <text:p text:style-name="Standard"><text:tab/></text:p>
      <text:p text:style-name="Standard"><text:tab/>data1.busy = &amp;busy;</text:p>
      <text:p text:style-name="Standard"><text:tab/>data2.busy = &amp;busy;</text:p>
      <text:p text:style-name="Standard"><text:tab/></text:p>
      <text:p text:style-name="Standard"><text:tab/>pthread_create(&amp;tid1, NULL, serverRecv, &amp;data1);</text:p>
      <text:p text:style-name="Standard"><text:tab/></text:p>
      <text:p text:style-name="Standard"><text:tab/>pthread_create(&amp;tid2, NULL, serverRecv, &amp;data2);</text:p>
      <text:p text:style-name="Standard"><text:tab/></text:p>
      <text:p text:style-name="Standard"><text:s text:c="4"/><text:tab/>pthread_join(tid1, NULL);</text:p>
      <text:p text:style-name="Standard"><text:s text:c="4"/><text:tab/></text:p>
      <text:p text:style-name="Standard"><text:s text:c="4"/><text:tab/>pthread_join(tid2, NULL);</text:p>
      <text:p text:style-name="Standard"><text:s text:c="4"/><text:tab/></text:p>
      <text:p text:style-name="Standard"><text:tab/>close(server_fd);</text:p>
      <text:p text:style-name="Standard"><text:tab/>close(client_fd1);</text:p>
      <text:p text:style-name="Standard"><text:tab/>close(client_fd2);</text:p>
      <text:p text:style-name="Standard">}</text:p>
      <text:p text:style-name="Standard"/>
      <text:p text:style-name="Standard">void client(int num) {</text:p>
      <text:p text:style-name="Standard"><text:tab/>int client_fd1, client_fd2, code;</text:p>
      <text:p text:style-name="Standard"><text:tab/>struct sockaddr_in serv_addr1, serv_addr2;</text:p>
      <text:p text:style-name="Standard"><text:tab/></text:p>
      <text:p text:style-name="Standard"><text:tab/>if((client_fd1 = socket(AF_INET, SOCK_STREAM, 0)) &lt; 0) {</text:p>
      <text:p text:style-name="Standard"><text:tab/><text:tab/>printf("Philosopher %d left\n", num + 1);</text:p>
      <text:p text:style-name="Standard"><text:tab/><text:tab/>exit(1);</text:p>
      <text:p text:style-name="Standard"><text:tab/>}</text:p>
      <text:p text:style-name="Standard"><text:tab/></text:p>
      <text:p text:style-name="Standard"><text:tab/>if((client_fd2 = socket(AF_INET, SOCK_STREAM, 0)) &lt; 0) {</text:p>
      <text:p text:style-name="Standard"><text:tab/><text:tab/>printf("Philosopher %d left\n", num + 1);</text:p>
      <text:p text:style-name="Standard"><text:tab/><text:tab/>exit(1);</text:p>
      <text:p text:style-name="Standard"><text:tab/>}</text:p>
      <text:p text:style-name="Standard"><text:tab/></text:p>
      <text:p text:style-name="Standard"><text:tab/>serv_addr1.sin_family = AF_INET;</text:p>
      <text:p text:style-name="Standard"><text:tab/>serv_addr1.sin_addr.s_addr = INADDR_ANY;</text:p>
      <text:p text:style-name="Standard"><text:tab/>serv_addr1.sin_port = htons(PORT + num);</text:p>
      <text:p text:style-name="Standard"><text:tab/></text:p>
      <text:p text:style-name="Standard"><text:tab/>serv_addr2.sin_family = AF_INET;</text:p>
      <text:p text:style-name="Standard"><text:tab/>serv_addr2.sin_addr.s_addr = INADDR_ANY;</text:p>
      <text:p text:style-name="Standard"><text:tab/>serv_addr2.sin_port = htons(PORT + (num + 1) % 5);</text:p>
      <text:p text:style-name="Standard"><text:tab/></text:p>
      <text:p text:style-name="Standard"><text:tab/>if(connect(client_fd1, (struct sockaddr*) &amp;serv_addr1, sizeof(serv_addr1)) &lt; 0) {</text:p>
      <text:p text:style-name="Standard"><text:tab/><text:tab/>printf("Philosopher %d left\n", num + 1);</text:p>
      <text:p text:style-name="Standard"><text:tab/><text:tab/>exit(1);</text:p>
      <text:p text:style-name="Standard"><text:tab/>}</text:p>
      <text:p text:style-name="Standard"><text:tab/></text:p>
      <text:p text:style-name="Standard"><text:tab/>if(connect(client_fd2, (struct sockaddr*) &amp;serv_addr2, sizeof(serv_addr2)) &lt; 0) {</text:p>
      <text:p text:style-name="Standard"><text:tab/><text:tab/>printf("Philosopher %d left\n", num + 1);</text:p>
      <text:p text:style-name="Standard"><text:tab/><text:tab/>exit(1);</text:p>
      <text:p text:style-name="Standard"><text:tab/>}</text:p>
      <text:p text:style-name="Standard"><text:soft-page-break/><text:tab/></text:p>
      <text:p text:style-name="Standard"><text:tab/>while(1) {</text:p>
      <text:p text:style-name="Standard"><text:tab/><text:tab/>sleep(1);</text:p>
      <text:p text:style-name="Standard"><text:tab/><text:tab/></text:p>
      <text:p text:style-name="Standard"><text:tab/><text:tab/>code = 0;</text:p>
      <text:p text:style-name="Standard"><text:tab/><text:tab/></text:p>
      <text:p text:style-name="Standard"><text:tab/><text:tab/>// Philosopher requests status of left chopstick</text:p>
      <text:p text:style-name="Standard"><text:tab/><text:tab/></text:p>
      <text:p text:style-name="Standard"><text:tab/><text:tab/>printf("Philosopher %d is hungry\n", num + 1);</text:p>
      <text:p text:style-name="Standard"><text:tab/><text:tab/></text:p>
      <text:p text:style-name="Standard"><text:tab/><text:tab/>if(send(client_fd1, &amp;code, sizeof(int), 0) &lt; 0) {</text:p>
      <text:p text:style-name="Standard"><text:tab/><text:tab/><text:tab/>printf("Philosopher %d left\n", num + 1);</text:p>
      <text:p text:style-name="Standard"><text:tab/><text:tab/><text:tab/>exit(1);</text:p>
      <text:p text:style-name="Standard"><text:tab/><text:tab/>} else {</text:p>
      <text:p text:style-name="Standard"><text:tab/><text:tab/><text:tab/>int busy;</text:p>
      <text:p text:style-name="Standard"><text:tab/><text:tab/><text:tab/></text:p>
      <text:p text:style-name="Standard"><text:tab/><text:tab/><text:tab/>if(recv(client_fd1, &amp;busy, sizeof(int), 0) &lt; 0) {</text:p>
      <text:p text:style-name="Standard"><text:tab/><text:tab/><text:tab/><text:tab/>printf("Philosopher %d left\n", num + 1);</text:p>
      <text:p text:style-name="Standard"><text:tab/><text:tab/><text:tab/><text:tab/>exit(1);</text:p>
      <text:p text:style-name="Standard"><text:tab/><text:tab/><text:tab/>} else {</text:p>
      <text:p text:style-name="Standard"><text:tab/><text:tab/><text:tab/><text:tab/>if(busy) {</text:p>
      <text:p text:style-name="Standard"><text:tab/><text:tab/><text:tab/><text:tab/><text:tab/>//Chopstick busy</text:p>
      <text:p text:style-name="Standard"><text:tab/><text:tab/><text:tab/><text:tab/><text:tab/></text:p>
      <text:p text:style-name="Standard"><text:tab/><text:tab/><text:tab/><text:tab/><text:tab/>continue;</text:p>
      <text:p text:style-name="Standard"><text:tab/><text:tab/><text:tab/><text:tab/>} else {</text:p>
      <text:p text:style-name="Standard"><text:tab/><text:tab/><text:tab/><text:tab/><text:tab/>code = 0;</text:p>
      <text:p text:style-name="Standard"><text:tab/><text:tab/><text:tab/><text:tab/><text:tab/></text:p>
      <text:p text:style-name="Standard"><text:tab/><text:tab/><text:tab/><text:tab/><text:tab/>// Philosopher requests status of right chopstick</text:p>
      <text:p text:style-name="Standard"><text:tab/><text:tab/><text:tab/><text:tab/><text:tab/></text:p>
      <text:p text:style-name="Standard"><text:tab/><text:tab/><text:tab/><text:tab/><text:tab/>if(send(client_fd2, &amp;code, sizeof(int), 0) &lt; 0) {</text:p>
      <text:p text:style-name="Standard"><text:tab/><text:tab/><text:tab/><text:tab/><text:tab/><text:tab/>printf("Philosopher %d left\n", num + 1);</text:p>
      <text:p text:style-name="Standard"><text:tab/><text:tab/><text:tab/><text:tab/><text:tab/><text:tab/>exit(1);</text:p>
      <text:p text:style-name="Standard"><text:tab/><text:tab/><text:tab/><text:tab/><text:tab/>} else {</text:p>
      <text:p text:style-name="Standard"><text:tab/><text:tab/><text:tab/><text:tab/><text:tab/><text:tab/><text:tab/><text:tab/><text:tab/><text:tab/><text:tab/><text:tab/></text:p>
      <text:p text:style-name="Standard"><text:tab/><text:tab/><text:tab/><text:tab/><text:tab/><text:tab/>if(recv(client_fd2, &amp;busy, sizeof(int), 0) &lt; 0) {</text:p>
      <text:p text:style-name="Standard"><text:tab/><text:tab/><text:tab/><text:tab/><text:tab/><text:tab/><text:tab/>printf("Philosopher %d left\n", num + 1);</text:p>
      <text:p text:style-name="Standard"><text:tab/><text:tab/><text:tab/><text:tab/><text:tab/><text:tab/><text:tab/>exit(1);</text:p>
      <text:p text:style-name="Standard"><text:tab/><text:tab/><text:tab/><text:tab/><text:tab/><text:tab/>} else {</text:p>
      <text:p text:style-name="Standard"><text:tab/><text:tab/><text:tab/><text:tab/><text:tab/><text:tab/><text:tab/>if(busy) {</text:p>
      <text:p text:style-name="Standard"><text:tab/><text:tab/><text:tab/><text:tab/><text:tab/><text:tab/><text:tab/><text:tab/>// Chopstick busy</text:p>
      <text:p text:style-name="Standard"><text:tab/><text:tab/><text:tab/><text:tab/><text:tab/><text:tab/><text:tab/><text:tab/></text:p>
      <text:p text:style-name="Standard"><text:tab/><text:tab/><text:tab/><text:tab/><text:tab/><text:tab/><text:tab/><text:tab/>continue;</text:p>
      <text:p text:style-name="Standard"><text:tab/><text:tab/><text:tab/><text:tab/><text:tab/><text:tab/><text:tab/>} else {</text:p>
      <text:p text:style-name="Standard"><text:tab/><text:tab/><text:tab/><text:tab/><text:tab/><text:tab/><text:tab/><text:tab/>code = 1;</text:p>
      <text:p text:style-name="Standard"><text:tab/><text:tab/><text:tab/><text:tab/><text:tab/><text:tab/><text:tab/><text:tab/></text:p>
      <text:p text:style-name="Standard"><text:tab/><text:tab/><text:tab/><text:tab/><text:tab/><text:tab/><text:tab/><text:tab/>// Philosopher tries to make left chopstick busy</text:p>
      <text:p text:style-name="Standard"><text:tab/><text:tab/><text:tab/><text:tab/><text:tab/><text:tab/><text:tab/><text:tab/></text:p>
      <text:p text:style-name="Standard"><text:tab/><text:tab/><text:tab/><text:tab/><text:tab/><text:tab/><text:tab/><text:tab/>if(send(client_fd1, &amp;code, sizeof(int), 0) &lt; 0) {</text:p>
      <text:p text:style-name="Standard"><text:tab/><text:tab/><text:tab/><text:tab/><text:tab/><text:tab/><text:tab/><text:tab/><text:tab/>printf("Philosopher %d left\n", num + 1);</text:p>
      <text:p text:style-name="Standard"><text:soft-page-break/><text:tab/><text:tab/><text:tab/><text:tab/><text:tab/><text:tab/><text:tab/><text:tab/><text:tab/>exit(1);</text:p>
      <text:p text:style-name="Standard"><text:tab/><text:tab/><text:tab/><text:tab/><text:tab/><text:tab/><text:tab/><text:tab/>} else {</text:p>
      <text:p text:style-name="Standard"><text:tab/><text:tab/><text:tab/><text:tab/><text:tab/><text:tab/><text:tab/><text:tab/><text:tab/>if(recv(client_fd1, &amp;code, sizeof(int), 0) &lt; 0) {</text:p>
      <text:p text:style-name="Standard"><text:tab/><text:tab/><text:tab/><text:tab/><text:tab/><text:tab/><text:tab/><text:tab/><text:tab/><text:tab/>printf("Philosopher %d left\n", num + 1);</text:p>
      <text:p text:style-name="Standard"><text:tab/><text:tab/><text:tab/><text:tab/><text:tab/><text:tab/><text:tab/><text:tab/><text:tab/><text:tab/>exit(1);</text:p>
      <text:p text:style-name="Standard"><text:tab/><text:tab/><text:tab/><text:tab/><text:tab/><text:tab/><text:tab/><text:tab/><text:tab/>} else {</text:p>
      <text:p text:style-name="Standard"><text:tab/><text:tab/><text:tab/><text:tab/><text:tab/><text:tab/><text:tab/><text:tab/><text:tab/><text:tab/>if(code == 3) // Chopstick already busy</text:p>
      <text:p text:style-name="Standard"><text:tab/><text:tab/><text:tab/><text:tab/><text:tab/><text:tab/><text:tab/><text:tab/><text:tab/><text:tab/><text:tab/>continue;</text:p>
      <text:p text:style-name="Standard"><text:tab/><text:tab/><text:tab/><text:tab/><text:tab/><text:tab/><text:tab/><text:tab/><text:tab/>}</text:p>
      <text:p text:style-name="Standard"><text:tab/><text:tab/><text:tab/><text:tab/><text:tab/><text:tab/><text:tab/><text:tab/>}</text:p>
      <text:p text:style-name="Standard"><text:tab/><text:tab/><text:tab/><text:tab/><text:tab/><text:tab/><text:tab/><text:tab/></text:p>
      <text:p text:style-name="Standard"><text:tab/><text:tab/><text:tab/><text:tab/><text:tab/><text:tab/><text:tab/><text:tab/>// Philosopher tries to make right chopstick busy</text:p>
      <text:p text:style-name="Standard"><text:tab/><text:tab/><text:tab/><text:tab/><text:tab/><text:tab/><text:tab/><text:tab/></text:p>
      <text:p text:style-name="Standard"><text:tab/><text:tab/><text:tab/><text:tab/><text:tab/><text:tab/><text:tab/><text:tab/>if(send(client_fd2, &amp;code, sizeof(int), 0) &lt; 0) {</text:p>
      <text:p text:style-name="Standard"><text:tab/><text:tab/><text:tab/><text:tab/><text:tab/><text:tab/><text:tab/><text:tab/><text:tab/>exit(1);</text:p>
      <text:p text:style-name="Standard"><text:tab/><text:tab/><text:tab/><text:tab/><text:tab/><text:tab/><text:tab/><text:tab/><text:tab/>printf("Philosopher %d left\n", num + 1);</text:p>
      <text:p text:style-name="Standard"><text:tab/><text:tab/><text:tab/><text:tab/><text:tab/><text:tab/><text:tab/><text:tab/>} else {</text:p>
      <text:p text:style-name="Standard"><text:tab/><text:tab/><text:tab/><text:tab/><text:tab/><text:tab/><text:tab/><text:tab/><text:tab/>if(recv(client_fd2, &amp;code, sizeof(int), 0) &lt; 0) {</text:p>
      <text:p text:style-name="Standard"><text:tab/><text:tab/><text:tab/><text:tab/><text:tab/><text:tab/><text:tab/><text:tab/><text:tab/><text:tab/>printf("Philosopher %d left\n", num + 1);</text:p>
      <text:p text:style-name="Standard"><text:tab/><text:tab/><text:tab/><text:tab/><text:tab/><text:tab/><text:tab/><text:tab/><text:tab/><text:tab/>exit(1);<text:tab/><text:tab/></text:p>
      <text:p text:style-name="Standard"><text:tab/><text:tab/><text:tab/><text:tab/><text:tab/><text:tab/><text:tab/><text:tab/><text:tab/>} else {</text:p>
      <text:p text:style-name="Standard"><text:tab/><text:tab/><text:tab/><text:tab/><text:tab/><text:tab/><text:tab/><text:tab/><text:tab/><text:tab/>if(code == 3) {</text:p>
      <text:p text:style-name="Standard"><text:tab/><text:tab/><text:tab/><text:tab/><text:tab/><text:tab/><text:tab/><text:tab/><text:tab/><text:tab/><text:tab/>// Chopstick already busy</text:p>
      <text:p text:style-name="Standard"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code = 2;</text:p>
      <text:p text:style-name="Standard"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// Philosopher makes left chopstick free</text:p>
      <text:p text:style-name="Standard"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if(send(client_fd1, &amp;code, sizeof(int), 0) &lt; 0) {</text:p>
      <text:p text:style-name="Standard"><text:tab/><text:tab/><text:tab/><text:tab/><text:tab/><text:tab/><text:tab/><text:tab/><text:tab/><text:tab/><text:tab/><text:tab/>printf("Philosopher %d left\n", num + 1);</text:p>
      <text:p text:style-name="Standard"><text:tab/><text:tab/><text:tab/><text:tab/><text:tab/><text:tab/><text:tab/><text:tab/><text:tab/><text:tab/><text:tab/><text:tab/>exit(1);</text:p>
      <text:p text:style-name="Standard"><text:tab/><text:tab/><text:tab/><text:tab/><text:tab/><text:tab/><text:tab/><text:tab/><text:tab/><text:tab/><text:tab/>} </text:p>
      <text:p text:style-name="Standard"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continue;</text:p>
      <text:p text:style-name="Standard"><text:tab/><text:tab/><text:tab/><text:tab/><text:tab/><text:tab/><text:tab/><text:tab/><text:tab/><text:tab/>}</text:p>
      <text:p text:style-name="Standard"><text:tab/><text:tab/><text:tab/><text:tab/><text:tab/><text:tab/><text:tab/><text:tab/><text:tab/>}</text:p>
      <text:p text:style-name="Standard"><text:tab/><text:tab/><text:tab/><text:tab/><text:tab/><text:tab/><text:tab/><text:tab/>}</text:p>
      <text:p text:style-name="Standard"><text:tab/><text:tab/><text:tab/><text:tab/><text:tab/><text:tab/><text:tab/><text:tab/></text:p>
      <text:p text:style-name="Standard"><text:tab/><text:tab/><text:tab/><text:tab/><text:tab/><text:tab/><text:tab/><text:tab/>sleep(1);</text:p>
      <text:p text:style-name="Standard"><text:tab/><text:tab/><text:tab/><text:tab/><text:tab/><text:tab/><text:tab/><text:tab/></text:p>
      <text:p text:style-name="Standard"><text:soft-page-break/><text:tab/><text:tab/><text:tab/><text:tab/><text:tab/><text:tab/><text:tab/><text:tab/>printf("Philosopher %d takes chopsticks %d and %d up and is eating\n", num + 1, num + 1, ((num + 1) % 5) + 1);</text:p>
      <text:p text:style-name="Standard"><text:tab/><text:tab/><text:tab/><text:tab/><text:tab/><text:tab/><text:tab/><text:tab/></text:p>
      <text:p text:style-name="Standard"><text:tab/><text:tab/><text:tab/><text:tab/><text:tab/><text:tab/><text:tab/><text:tab/>sleep(1);</text:p>
      <text:p text:style-name="Standard"><text:tab/><text:tab/><text:tab/><text:tab/><text:tab/><text:tab/><text:tab/><text:tab/></text:p>
      <text:p text:style-name="Standard"><text:tab/><text:tab/><text:tab/><text:tab/><text:tab/><text:tab/><text:tab/><text:tab/>printf("Philosopher %d puts chopsticks %d and %d down and is thinking\n", num + 1, num + 1, ((num + 1) % 5) + 1);</text:p>
      <text:p text:style-name="Standard"><text:tab/><text:tab/><text:tab/><text:tab/><text:tab/><text:tab/><text:tab/><text:tab/></text:p>
      <text:p text:style-name="Standard"><text:tab/><text:tab/><text:tab/><text:tab/><text:tab/><text:tab/><text:tab/><text:tab/>code = 2;</text:p>
      <text:p text:style-name="Standard"><text:tab/><text:tab/><text:tab/><text:tab/><text:tab/><text:tab/><text:tab/><text:tab/></text:p>
      <text:p text:style-name="Standard"><text:tab/><text:tab/><text:tab/><text:tab/><text:tab/><text:tab/><text:tab/><text:tab/>// Philosopher frees both chopsticks</text:p>
      <text:p text:style-name="Standard"><text:tab/><text:tab/><text:tab/><text:tab/><text:tab/><text:tab/><text:tab/><text:tab/></text:p>
      <text:p text:style-name="Standard"><text:tab/><text:tab/><text:tab/><text:tab/><text:tab/><text:tab/><text:tab/><text:tab/>if(send(client_fd1, &amp;code, sizeof(int), 0) &lt; 0) {</text:p>
      <text:p text:style-name="Standard"><text:tab/><text:tab/><text:tab/><text:tab/><text:tab/><text:tab/><text:tab/><text:tab/><text:tab/>printf("Philosopher %d left\n", num + 1);</text:p>
      <text:p text:style-name="Standard"><text:tab/><text:tab/><text:tab/><text:tab/><text:tab/><text:tab/><text:tab/><text:tab/><text:tab/>exit(1);</text:p>
      <text:p text:style-name="Standard"><text:tab/><text:tab/><text:tab/><text:tab/><text:tab/><text:tab/><text:tab/><text:tab/>}</text:p>
      <text:p text:style-name="Standard"><text:tab/><text:tab/><text:tab/><text:tab/><text:tab/><text:tab/><text:tab/><text:tab/></text:p>
      <text:p text:style-name="Standard"><text:tab/><text:tab/><text:tab/><text:tab/><text:tab/><text:tab/><text:tab/><text:tab/>if(send(client_fd2, &amp;code, sizeof(int), 0) &lt; 0) {</text:p>
      <text:p text:style-name="Standard"><text:tab/><text:tab/><text:tab/><text:tab/><text:tab/><text:tab/><text:tab/><text:tab/><text:tab/>printf("Philosopher %d left\n", num + 1);</text:p>
      <text:p text:style-name="Standard"><text:tab/><text:tab/><text:tab/><text:tab/><text:tab/><text:tab/><text:tab/><text:tab/><text:tab/>exit(1);</text:p>
      <text:p text:style-name="Standard"><text:tab/><text:tab/><text:tab/><text:tab/><text:tab/><text:tab/><text:tab/><text:tab/>}</text:p>
      <text:p text:style-name="Standard"><text:tab/><text:tab/><text:tab/><text:tab/><text:tab/><text:tab/><text:tab/><text:tab/></text:p>
      <text:p text:style-name="Standard"><text:tab/><text:tab/><text:tab/><text:tab/><text:tab/><text:tab/><text:tab/><text:tab/>// Philosophers who ate wait longer for priority service</text:p>
      <text:p text:style-name="Standard"><text:tab/><text:tab/><text:tab/><text:tab/><text:tab/><text:tab/><text:tab/><text:tab/></text:p>
      <text:p text:style-name="Standard"><text:tab/><text:tab/><text:tab/><text:tab/><text:tab/><text:tab/><text:tab/><text:tab/>sleep(2)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</text:p>
      <text:p text:style-name="Standard"><text:tab/>close(client_fd1);</text:p>
      <text:p text:style-name="Standard"><text:tab/>close(client_fd2);</text:p>
      <text:p text:style-name="Standard">}</text:p>
      <text:p text:style-name="Standard"/>
      <text:p text:style-name="Standard">void main() {</text:p>
      <text:p text:style-name="Standard"><text:tab/>printf("There are 5 philosophers and 5 chopsticks\n");<text:tab/></text:p>
      <text:p text:style-name="Standard"><text:tab/></text:p>
      <text:p text:style-name="Standard"><text:tab/>for (int i = 0; i &lt; 5; i++) {</text:p>
      <text:p text:style-name="Standard"><text:tab/><text:tab/>printf("Philosopher %d is thinking\n", i + 1);</text:p>
      <text:p text:style-name="Standard"><text:tab/><text:tab/></text:p>
      <text:p text:style-name="Standard"><text:tab/><text:tab/>if(fork() != 0) {</text:p>
      <text:p text:style-name="Standard"><text:tab/><text:tab/><text:tab/>server(i); // 5 Chopsticks</text:p>
      <text:p text:style-name="Standard"><text:tab/><text:tab/><text:tab/>break;</text:p>
      <text:p text:style-name="Standard"><text:tab/><text:tab/>}</text:p>
      <text:p text:style-name="Standard"><text:soft-page-break/><text:tab/>}</text:p>
      <text:p text:style-name="Standard"><text:tab/></text:p>
      <text:p text:style-name="Standard"><text:tab/>for (int i = 0; i &lt; 5; i++) {</text:p>
      <text:p text:style-name="Standard"><text:tab/><text:tab/>if(fork() != 0) {</text:p>
      <text:p text:style-name="Standard"><text:tab/><text:tab/><text:tab/>client(i); // 5 Philosophers</text:p>
      <text:p text:style-name="Standard"><text:tab/><text:tab/><text:tab/>break;</text:p>
      <text:p text:style-name="Standard"><text:tab/><text:tab/>}</text:p>
      <text:p text:style-name="Standard"><text:tab/>}</text:p>
      <text:p text:style-name="Standard">}</text:p>
      <text:h text:style-name="Heading_20_3" text:outline-level="3"/>
      <text:p text:style-name="P2">OUTPUT</text:p>
      <text:p text:style-name="P3">amal@amal-TUF-Gaming-FX705DT-FX705DT:~/cnlab/expt6$ ./a.out </text:p>
      <text:p text:style-name="Standard">There are 5 philosophers and 5 chopsticks</text:p>
      <text:p text:style-name="Standard">Philosopher 1 is thinking</text:p>
      <text:p text:style-name="Standard">Philosopher 2 is thinking</text:p>
      <text:p text:style-name="Standard">Philosopher 3 is thinking</text:p>
      <text:p text:style-name="Standard">Philosopher 4 is thinking</text:p>
      <text:p text:style-name="Standard">Philosopher 5 is thinking</text:p>
      <text:p text:style-name="Standard">Philosopher 1 is hungry</text:p>
      <text:p text:style-name="Standard">Philosopher 3 is hungry</text:p>
      <text:p text:style-name="Standard">Philosopher 2 is hungry</text:p>
      <text:p text:style-name="Standard">Philosopher 4 is hungry</text:p>
      <text:p text:style-name="Standard">Philosopher 5 is hungry</text:p>
      <text:p text:style-name="Standard">Philosopher 3 takes chopsticks 3 and 4 up and is eating</text:p>
      <text:p text:style-name="Standard">Philosopher 1 is hungry</text:p>
      <text:p text:style-name="Standard">Philosopher 4 is hungry</text:p>
      <text:p text:style-name="Standard">Philosopher 2 is hungry</text:p>
      <text:p text:style-name="Standard">Philosopher 5 takes chopsticks 5 and 1 up and is eating</text:p>
      <text:p text:style-name="Standard">Philosopher 1 is hungry</text:p>
      <text:p text:style-name="Standard">Philosopher 4 is hungry</text:p>
      <text:p text:style-name="Standard">Philosopher 3 puts chopsticks 3 and 4 down and is thinking</text:p>
      <text:p text:style-name="Standard">Philosopher 5 puts chopsticks 5 and 1 down and is thinking</text:p>
      <text:p text:style-name="Standard">Philosopher 2 is hungry</text:p>
      <text:p text:style-name="Standard">Philosopher 2 takes chopsticks 2 and 3 up and is eating</text:p>
      <text:p text:style-name="Standard">Philosopher 4 is hungry</text:p>
      <text:p text:style-name="Standard">Philosopher 1 is hungry</text:p>
      <text:p text:style-name="Standard">Philosopher 2 puts chopsticks 2 and 3 down and is thinking</text:p>
      <text:p text:style-name="Standard">Philosopher 1 is hungry</text:p>
      <text:p text:style-name="Standard">Philosopher 4 takes chopsticks 4 and 5 up and is eating</text:p>
      <text:p text:style-name="Standard">Philosopher 5 is hungry</text:p>
      <text:p text:style-name="Standard">Philosopher 3 is hungry</text:p>
      <text:p text:style-name="Standard">Philosopher 4 puts chopsticks 4 and 5 down and is thinking</text:p>
      <text:p text:style-name="Standard">Philosopher 1 takes chopsticks 1 and 2 up and is eating</text:p>
      <text:p text:style-name="Standard">Philosopher 5 is hungry</text:p>
      <text:p text:style-name="Standard">Philosopher 3 is hungry</text:p>
      <text:p text:style-name="Standard">Philosopher 1 puts chopsticks 1 and 2 down and is thinking</text:p>
      <text:p text:style-name="Standard">Philosopher 5 is hungry</text:p>
      <text:p text:style-name="Standard">Philosopher 2 is hungry</text:p>
      <text:p text:style-name="Standard">Philosopher 3 takes chopsticks 3 and 4 up and is eating</text:p>
      <text:p text:style-name="Standard">Philosopher 4 is hungry</text:p>
      <text:p text:style-name="Standard"><text:soft-page-break/>Philosopher 3 puts chopsticks 3 and 4 down and is thinking</text:p>
      <text:p text:style-name="Standard">Philosopher 2 is hungry</text:p>
      <text:p text:style-name="Standard">Philosopher 5 takes chopsticks 5 and 1 up and is eating</text:p>
      <text:p text:style-name="Standard">Philosopher 2 takes chopsticks 2 and 3 up and is eating</text:p>
      <text:p text:style-name="Standard">Philosopher 5 puts chopsticks 5 and 1 down and is thinking</text:p>
      <text:p text:style-name="Standard">Philosopher 4 is hungry</text:p>
      <text:p text:style-name="Standard">Philosopher 1 is hungry</text:p>
      <text:p text:style-name="Standard">Philosopher 2 puts chopsticks 2 and 3 down and is thinking</text:p>
      <text:p text:style-name="Standard">Philosopher 1 is hungry</text:p>
      <text:p text:style-name="Standard">Philosopher 4 takes chopsticks 4 and 5 up and is eating</text:p>
      <text:p text:style-name="Standard">Philosopher 3 is hungry</text:p>
      <text:p text:style-name="Standard">Philosopher 4 puts chopsticks 4 and 5 down and is thinking</text:p>
      <text:p text:style-name="Standard">Philosopher 1 takes chopsticks 1 and 2 up and is eating</text:p>
      <text:p text:style-name="Standard">Philosopher 5 is hungry</text:p>
      <text:p text:style-name="Standard">Philosopher 1 puts chopsticks 1 and 2 down and is thinking</text:p>
      <text:p text:style-name="Standard">Philosopher 3 takes chopsticks 3 and 4 up and is eating</text:p>
      <text:p text:style-name="Standard">Philosopher 2 is hungry</text:p>
      <text:p text:style-name="Standard">Philosopher 5 is hungry</text:p>
      <text:p text:style-name="Standard">Philosopher 3 puts chopsticks 3 and 4 down and is thinking</text:p>
      <text:p text:style-name="Standard">Philosopher 4 is hungry</text:p>
      <text:p text:style-name="Standard">Philosopher 5 is hungry</text:p>
      <text:p text:style-name="Standard">Philosopher 2 takes chopsticks 2 and 3 up and is eating</text:p>
      <text:p text:style-name="Standard">Philosopher 1 is hungry</text:p>
      <text:p text:style-name="Standard">Philosopher 2 puts chopsticks 2 and 3 down and is thinking</text:p>
      <text:p text:style-name="Standard">Philosopher 5 is hungry</text:p>
      <text:p text:style-name="Standard">Philosopher 4 takes chopsticks 4 and 5 up and is ea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15T11:42:27.499264932</dc:date>
    <meta:editing-duration>PT34M39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8" meta:paragraph-count="356" meta:word-count="1276" meta:character-count="8911" meta:non-whitespace-character-count="6814"/>
  </office:meta>
</office:document-meta>
</file>